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8T06:24:23.925012303</dc:date>
    <meta:editing-cycles>778</meta:editing-cycles>
    <meta:editing-duration>P64DT1H4M20S</meta:editing-duration>
    <meta:generator>LibreOffice/25.2.3.2$Linux_X86_64 LibreOffice_project/520$Build-2</meta:generator>
    <meta:document-statistic meta:table-count="7" meta:cell-count="11534" meta:object-count="0"/>
    <meta:user-defined meta:name="AppVersion">15.0000</meta:user-defined>
  </office:meta>
</office:document-meta>
</file>